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B0DDFA9D3B440CD6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0.832cm" fo:min-width="8.4cm"/>
    </style:style>
    <style:style style:name="gr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none" draw:fill-color="#ffffff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20.996cm" svg:x="2.069cm" svg:y="2.282cm">
          <draw:image xlink:href="Pictures/100002010000041B000009B0DDFA9D3B440CD64E.png" xlink:type="simple" xlink:show="embed" xlink:actuate="onLoad" loext:mime-type="image/png">
            <text:p/>
          </draw:image>
        </draw:frame>
        <draw:custom-shape draw:style-name="gr2" draw:text-style-name="P2" draw:layer="layout" svg:width="8.9cm" svg:height="21.082cm" svg:x="2.094cm" svg:y="2.39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381cm" svg:height="0.569cm" svg:x="2.335cm" svg:y="2.376cm">
          <draw:text-box>
            <text:p text:style-name="P3"><text:span text:style-name="T1">a</text:span></text:p>
          </draw:text-box>
        </draw:frame>
        <draw:frame draw:style-name="gr3" draw:text-style-name="P4" draw:layer="layout" svg:width="0.381cm" svg:height="0.569cm" svg:x="6.636cm" svg:y="2.377cm">
          <draw:text-box>
            <text:p text:style-name="P3"><text:span text:style-name="T1">b</text:span></text:p>
          </draw:text-box>
        </draw:frame>
        <draw:frame draw:style-name="gr3" draw:text-style-name="P4" draw:layer="layout" svg:width="0.381cm" svg:height="0.569cm" svg:x="2.335cm" svg:y="6.577cm">
          <draw:text-box>
            <text:p text:style-name="P3"><text:span text:style-name="T1">c</text:span></text:p>
          </draw:text-box>
        </draw:frame>
        <draw:frame draw:style-name="gr3" draw:text-style-name="P4" draw:layer="layout" svg:width="0.381cm" svg:height="0.569cm" svg:x="6.636cm" svg:y="6.577cm">
          <draw:text-box>
            <text:p text:style-name="P3"><text:span text:style-name="T1">d</text:span></text:p>
          </draw:text-box>
        </draw:frame>
        <draw:frame draw:style-name="gr3" draw:text-style-name="P4" draw:layer="layout" svg:width="0.381cm" svg:height="0.569cm" svg:x="2.335cm" svg:y="10.777cm">
          <draw:text-box>
            <text:p text:style-name="P3"><text:span text:style-name="T1">e</text:span></text:p>
          </draw:text-box>
        </draw:frame>
        <draw:frame draw:style-name="gr3" draw:text-style-name="P4" draw:layer="layout" svg:width="0.381cm" svg:height="0.569cm" svg:x="6.636cm" svg:y="10.777cm">
          <draw:text-box>
            <text:p text:style-name="P3"><text:span text:style-name="T1">f</text:span></text:p>
          </draw:text-box>
        </draw:frame>
        <draw:frame draw:style-name="gr3" draw:text-style-name="P4" draw:layer="layout" svg:width="0.381cm" svg:height="0.569cm" svg:x="2.335cm" svg:y="14.977cm">
          <draw:text-box>
            <text:p text:style-name="P3"><text:span text:style-name="T1">g</text:span></text:p>
          </draw:text-box>
        </draw:frame>
        <draw:frame draw:style-name="gr3" draw:text-style-name="P4" draw:layer="layout" svg:width="0.381cm" svg:height="0.569cm" svg:x="6.636cm" svg:y="14.977cm">
          <draw:text-box>
            <text:p text:style-name="P3"><text:span text:style-name="T1">h</text:span></text:p>
          </draw:text-box>
        </draw:frame>
        <draw:frame draw:style-name="gr3" draw:text-style-name="P4" draw:layer="layout" svg:width="0.381cm" svg:height="0.569cm" svg:x="2.335cm" svg:y="19.077cm">
          <draw:text-box>
            <text:p text:style-name="P3"><text:span text:style-name="T1">i</text:span></text:p>
          </draw:text-box>
        </draw:frame>
        <draw:frame draw:style-name="gr3" draw:text-style-name="P4" draw:layer="layout" svg:width="0.381cm" svg:height="0.569cm" svg:x="6.636cm" svg:y="19.077cm">
          <draw:text-box>
            <text:p text:style-name="P3"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08:08:22.311605967</meta:creation-date>
    <dc:date>2021-06-09T10:46:54.890160616</dc:date>
    <meta:editing-duration>PT2H27M26S</meta:editing-duration>
    <meta:editing-cycles>4</meta:editing-cycles>
    <meta:generator>LibreOffice/6.4.7.2$Linux_X86_64 LibreOffice_project/40$Build-2</meta:generator>
    <meta:document-statistic meta:object-count="12"/>
  </office:meta>
</office:document-meta>
</file>